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36C800000FB7496F11E4.svm"/>
  <manifest:file-entry manifest:media-type="" manifest:full-path="Pictures/20000007000061420000437E18005153.svm"/>
  <manifest:file-entry manifest:media-type="" manifest:full-path="Pictures/200000070000349C0000175DEE7CC682.svm"/>
  <manifest:file-entry manifest:media-type="" manifest:full-path="Pictures/2000000700006BB30000238F22B1081D.svm"/>
  <manifest:file-entry manifest:media-type="" manifest:full-path="Pictures/20000007000032210000207563E775F3.svm"/>
  <manifest:file-entry manifest:media-type="" manifest:full-path="Pictures/20000007000061E1000049485B7DD2DC.svm"/>
  <manifest:file-entry manifest:media-type="" manifest:full-path="Pictures/200000070000656500004B74F3529601.svm"/>
  <manifest:file-entry manifest:media-type="" manifest:full-path="Pictures/200000070000467E0000132019F30AFA.svm"/>
  <manifest:file-entry manifest:media-type="" manifest:full-path="Pictures/2000000700007FA400004487B97F98C3.svm"/>
  <manifest:file-entry manifest:media-type="" manifest:full-path="Pictures/20000007000055600000369360DF5022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Standard">
      <style:paragraph-properties style:text-autospace="none"/>
    </style:style>
    <style:style style:name="P4" style:family="paragraph" style:parent-style-name="Standard">
      <style:paragraph-properties style:text-autospace="none"/>
      <style:text-properties style:use-window-font-color="true" fo:font-size="10pt" fo:language="zxx" fo:country="none" style:font-size-asian="10pt" style:font-size-complex="10pt"/>
    </style:style>
    <style:style style:name="P5" style:family="paragraph" style:parent-style-name="Standard">
      <style:text-properties style:use-window-font-color="true" fo:font-size="12pt" fo:language="zxx" fo:country="none" style:font-size-asian="12pt" style:font-size-complex="12pt"/>
    </style:style>
    <style:style style:name="P6" style:family="paragraph" style:parent-style-name="Standard">
      <style:paragraph-properties style:text-autospace="none"/>
      <style:text-properties style:use-window-font-color="true" fo:font-size="12pt" fo:language="zxx" fo:country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" style:family="text">
      <style:text-properties fo:font-size="10pt" fo:language="zxx" fo:country="none" style:font-size-asian="10pt" style:font-size-complex="10pt"/>
    </style:style>
    <style:style style:name="T5" style:family="text">
      <style:text-properties fo:color="#0000ff" fo:font-size="10pt" fo:language="zxx" fo:country="none" style:font-size-asian="10pt" style:font-size-complex="10pt"/>
    </style:style>
    <style:style style:name="T6" style:family="text">
      <style:text-properties style:use-window-font-color="true" fo:font-size="10pt" fo:language="zxx" fo:country="none" style:font-size-asian="10pt" style:font-size-complex="10pt"/>
    </style:style>
    <style:style style:name="T7" style:family="text">
      <style:text-properties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3D Engine Training</text:p>
      <text:p text:style-name="Standard"/>
      <text:p text:style-name="P1">I. <text:span text:style-name="T2">Create Win32 Project.</text:span></text:p>
      <text:p text:style-name="Standard"><text:tab/><text:span text:style-name="T1">1. </text:span><text:span text:style-name="T3">Overview about project structure.</text:span></text:p>
      <text:p text:style-name="Standard"/>
      <text:p text:style-name="Standard"><draw:frame draw:style-name="fr1" draw:name="graphics1" text:anchor-type="paragraph" svg:x="1.402in" svg:y="0in" svg:width="4.6098in" svg:height="2.9854in" draw:z-index="0"><draw:image xlink:href="Pictures/20000007000032210000207563E775F3.svm" xlink:type="simple" xlink:show="embed" xlink:actuate="onLoad"/></draw:frame></text:p>
      <text:p text:style-name="Standard"><text:tab/><text:tab/><text:tab/>+ Build: Contain data and apk after builded.</text:p>
      <text:p text:style-name="Standard"><text:tab/><text:tab/><text:tab/>+ Data: Contain raw data.</text:p>
      <text:p text:style-name="Standard"><text:tab/><text:tab/><text:tab/>+ Docs: Contain all docs.</text:p>
      <text:p text:style-name="Standard"><text:tab/><text:tab/><text:tab/>+ Libs: Contain all other libs.</text:p>
      <text:p text:style-name="Standard"><text:tab/><text:tab/><text:tab/>+ Prj: Contain Win32 and Android project.</text:p>
      <text:p text:style-name="Standard"><text:tab/><text:tab/><text:tab/>+ Source: Contain source game.</text:p>
      <text:p text:style-name="Standard"><text:tab/><text:tab/><text:tab/>+ Tools: Contain tools to build data and script build.</text:p>
      <text:p text:style-name="Standard"><text:tab/><text:tab/><text:tab/>+ 00_MAKE_MENU.bat: A script to do everything.</text:p>
      <text:p text:style-name="Standard"><text:tab/><text:tab/><text:tab/>+ Read_ME.txt: How to build and how to use engine.</text:p>
      <text:p text:style-name="Standard"/>
      <text:p text:style-name="Standard"><text:tab/><text:span text:style-name="T1">2. </text:span><text:span text:style-name="T3">TASK:</text:span><text:span text:style-name="T1"> Please create a project with structure like above.</text:span></text:p>
      <text:p text:style-name="Standard"/>
      <text:p text:style-name="P1"><text:tab/>3. <text:span text:style-name="T2">GUIDE:</text:span> "3DEngine_01_Create_Project_Structure.zip".</text:p>
      <text:p text:style-name="Standard"><text:tab/><text:tab/><text:tab/>+ Create all empty folders like this:</text:p>
      <text:p text:style-name="Standard"/>
      <text:p text:style-name="Standard"><draw:frame draw:style-name="fr1" draw:name="graphics2" text:anchor-type="paragraph" svg:x="1.272in" svg:y="0in" svg:width="5.302in" svg:height="2.3547in" draw:z-index="1"><draw:image xlink:href="Pictures/200000070000349C0000175DEE7CC682.svm" xlink:type="simple" xlink:show="embed" xlink:actuate="onLoad"/></draw:frame><text:tab/></text:p>
      <text:p text:style-name="Standard"><text:tab/><text:tab/><text:tab/>Inside "Prj" creates two empty folders "Android" and "Win32".</text:p>
      <text:p text:style-name="Standard"><text:soft-page-break/></text:p>
      <text:p text:style-name="Standard"><text:tab/><text:tab/><text:tab/>+ Create empty Win32 project:</text:p>
      <text:p text:style-name="Standard"/>
      <text:p text:style-name="Standard"><draw:frame draw:style-name="fr2" draw:name="graphics3" text:anchor-type="paragraph" svg:width="6.6925in" svg:height="4.6437in" draw:z-index="2"><draw:image xlink:href="Pictures/20000007000061420000437E18005153.svm" xlink:type="simple" xlink:show="embed" xlink:actuate="onLoad"/></draw:frame></text:p>
      <text:p text:style-name="Standard"><text:tab/><text:tab/>=&gt; After created:</text:p>
      <text:p text:style-name="Standard"/>
      <text:p text:style-name="Standard"><draw:frame draw:style-name="fr1" draw:name="graphics4" text:anchor-type="paragraph" svg:x="0.9791in" svg:y="0in" svg:width="5.5217in" svg:height="1.5839in" draw:z-index="3"><draw:image xlink:href="Pictures/20000007000036C800000FB7496F11E4.svm" xlink:type="simple" xlink:show="embed" xlink:actuate="onLoad"/></draw:frame></text:p>
      <text:p text:style-name="Standard"/>
      <text:p text:style-name="Standard"><text:tab/><text:tab/>+ Add new file "WinMain.cpp":</text:p>
      <text:p text:style-name="Standard"/>
      <text:p text:style-name="Standard"><draw:frame draw:style-name="fr3" draw:name="graphics5" text:anchor-type="paragraph" svg:width="6.6925in" svg:height="3.5929in" draw:z-index="4"><draw:image xlink:href="Pictures/2000000700007FA400004487B97F98C3.svm" xlink:type="simple" xlink:show="embed" xlink:actuate="onLoad"/></draw:frame><text:soft-page-break/></text:p>
      <text:p text:style-name="Standard"><draw:frame draw:style-name="fr2" draw:name="graphics6" text:anchor-type="paragraph" svg:width="6.6925in" svg:height="2.2091in" draw:z-index="5"><draw:image xlink:href="Pictures/2000000700006BB30000238F22B1081D.svm" xlink:type="simple" xlink:show="embed" xlink:actuate="onLoad"/></draw:frame></text:p>
      <text:p text:style-name="Standard"/>
      <text:p text:style-name="P1">II. <text:span text:style-name="T2">Create Win32 Window.</text:span></text:p>
      <text:p text:style-name="P1"><text:tab/>1. <text:span text:style-name="T2">TASK:</text:span> Create a Win32 window + Console output.</text:p>
      <text:p text:style-name="P1"><text:tab/>2. <text:span text:style-name="T2">GUIDE:</text:span> "3DEngine_02_Create_Win32_Window_Console_Output.zip".</text:p>
      <text:p text:style-name="Standard"><text:tab/><text:tab/>- Add new files "WindowWin32.cpp" and "WindowWin32.h" into folder <text:tab/><text:tab/><text:tab/><text:tab/>"Source\CreateWindow".</text:p>
      <text:p text:style-name="Standard"/>
      <text:p text:style-name="Standard"><draw:frame draw:style-name="fr3" draw:name="graphics7" text:anchor-type="paragraph" svg:width="6.6925in" svg:height="5.0102in" draw:z-index="6"><draw:image xlink:href="Pictures/20000007000061E1000049485B7DD2DC.svm" xlink:type="simple" xlink:show="embed" xlink:actuate="onLoad"/></draw:frame><text:soft-page-break/></text:p>
      <text:p text:style-name="P1">III. <text:span text:style-name="T2">Add Main Loop.</text:span></text:p>
      <text:p text:style-name="Standard"><text:span text:style-name="T1"><text:tab/>1. </text:span><text:span text:style-name="T3">TASK:</text:span> Create a new class to INIT and UPDATE game.</text:p>
      <text:p text:style-name="Standard"/>
      <text:p text:style-name="Standard"><draw:frame draw:style-name="fr2" draw:name="graphics8" text:anchor-type="paragraph" svg:width="6.6925in" svg:height="1.8154in" draw:z-index="7"><draw:image xlink:href="Pictures/200000070000467E0000132019F30AFA.svm" xlink:type="simple" xlink:show="embed" xlink:actuate="onLoad"/></draw:frame></text:p>
      <text:p text:style-name="Standard"><text:tab/>- Add some functions into the class "Application", such as:</text:p>
      <text:p text:style-name="P3"><text:span text:style-name="T4"><text:tab/><text:tab/> <text:s text:c="3"/></text:span><text:span text:style-name="T5">bool</text:span><text:span text:style-name="T6"> Init(</text:span><text:span text:style-name="T5">void</text:span><text:span text:style-name="T6"> *window, </text:span><text:span text:style-name="T5">int</text:span><text:span text:style-name="T6"> width, </text:span><text:span text:style-name="T5">int</text:span><text:span text:style-name="T6"> height);</text:span></text:p>
      <text:p text:style-name="P3"><text:span text:style-name="T6"><text:tab/><text:tab/> <text:s text:c="3"/></text:span><text:span text:style-name="T5">void</text:span><text:span text:style-name="T6"> Update();</text:span></text:p>
      <text:p text:style-name="P3"><text:span text:style-name="T6"><text:tab/><text:tab/> <text:s text:c="3"/></text:span><text:span text:style-name="T5">void</text:span><text:span text:style-name="T6"> Pause();</text:span></text:p>
      <text:p text:style-name="P3"><text:span text:style-name="T6"><text:tab/><text:tab/> <text:s text:c="3"/></text:span><text:span text:style-name="T5">void</text:span><text:span text:style-name="T6"> Resume();</text:span></text:p>
      <text:p text:style-name="P3"><text:span text:style-name="T6"><text:tab/><text:tab/> <text:s text:c="3"/></text:span><text:span text:style-name="T5">void</text:span><text:span text:style-name="T6"> Exit();</text:span></text:p>
      <text:p text:style-name="P4"/>
      <text:p text:style-name="P6"><text:tab/>- Print log in "Init" and "Update" functions.</text:p>
      <text:p text:style-name="P6"/>
      <text:p text:style-name="Standard"><text:tab/><text:span text:style-name="T1">2. </text:span><text:span text:style-name="T3">GUIDE:</text:span><text:span text:style-name="T7"> 3DEngine_03_Add_Main_Loop_Into_Application.zip</text:span></text:p>
      <text:p text:style-name="P5"/>
      <text:p text:style-name="Standard"/>
      <text:p text:style-name="Standard"/>
      <text:p text:style-name="Standard"><text:soft-page-break/><text:tab/>- Add "Init" and "Update" into "WinMain.cpp":</text:p>
      <text:p text:style-name="Standard"/>
      <text:p text:style-name="Standard"><draw:frame draw:style-name="fr2" draw:name="graphics9" text:anchor-type="paragraph" svg:width="6.6925in" svg:height="4.278in" draw:z-index="8"><draw:image xlink:href="Pictures/20000007000055600000369360DF5022.svm" xlink:type="simple" xlink:show="embed" xlink:actuate="onLoad"/></draw:frame></text:p>
      <text:p text:style-name="Standard"><text:tab/><text:span text:style-name="T1">=&gt; </text:span><text:span text:style-name="T3">Result:</text:span></text:p>
      <text:p text:style-name="Standard"/>
      <text:p text:style-name="Standard"><draw:frame draw:style-name="fr2" draw:name="graphics10" text:anchor-type="paragraph" svg:width="6.6925in" svg:height="4.9799in" draw:z-index="9"><draw:image xlink:href="Pictures/200000070000656500004B74F3529601.svm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34M17S</meta:editing-duration>
    <meta:editing-cycles>49</meta:editing-cycles>
    <meta:generator>OpenOffice/4.1.2$Win32 OpenOffice.org_project/412m3$Build-9782</meta:generator>
    <dc:date>2018-03-28T16:16:08.30</dc:date>
    <meta:document-statistic meta:table-count="0" meta:image-count="10" meta:object-count="0" meta:page-count="6" meta:paragraph-count="36" meta:word-count="203" meta:character-count="1406"/>
    <meta:user-defined meta:name="Info 1"/>
    <meta:user-defined meta:name="Info 2"/>
    <meta:user-defined meta:name="Info 3"/>
    <meta:user-defined meta:name="Info 4"/>
  </office:meta>
</office:document-meta>
</file>